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fo:background-color="transparent" style:font-size-asian="9pt" style:font-size-complex="9pt"/>
    </style:style>
    <style:style style:name="P3" style:family="paragraph" style:parent-style-name="Standard">
      <style:text-properties fo:font-size="9pt" fo:background-color="#ffff00" style:font-size-asian="9pt" style:font-size-complex="9pt"/>
    </style:style>
    <style:style style:name="P4" style:family="paragraph" style:parent-style-name="Standard">
      <style:text-properties fo:font-size="12pt" fo:background-color="#ffff00" style:font-size-asian="12pt" style:font-size-complex="12pt"/>
    </style:style>
    <style:style style:name="P5" style:family="paragraph" style:parent-style-name="Standard">
      <style:text-properties fo:font-size="12pt" fo:background-color="transparen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ogdan Chwaliński</text:p>
      <text:p text:style-name="P5">Zestaw 3 zadanie 8</text:p>
      <text:p text:style-name="P5"/>
      <text:p text:style-name="P4">Wyniki:</text:p>
      <text:p text:style-name="P1"/>
      <text:p text:style-name="P3">w1 =</text:p>
      <text:p text:style-name="P1"/>
      <text:p text:style-name="P2"><text:s text:c="4"/>4.0000</text:p>
      <text:p text:style-name="P3">wek1 =</text:p>
      <text:p text:style-name="P1"/>
      <text:p text:style-name="P1"><text:s text:c="4"/>0.4082</text:p>
      <text:p text:style-name="P1"><text:s text:c="4"/>0.4082</text:p>
      <text:p text:style-name="P2"><text:s text:c="4"/>0.4082</text:p>
      <text:p text:style-name="P2"><text:s text:c="4"/>0.4082</text:p>
      <text:p text:style-name="P2"><text:s text:c="4"/>0.4082</text:p>
      <text:p text:style-name="P2"><text:s text:c="4"/>0.4082</text:p>
      <text:p text:style-name="P3">w2 =</text:p>
      <text:p text:style-name="P2"/>
      <text:p text:style-name="P2"><text:s text:c="4"/>3.0000</text:p>
      <text:p text:style-name="P3">wek2 =</text:p>
      <text:p text:style-name="P2"/>
      <text:p text:style-name="P2"><text:s text:c="4"/>0.7071</text:p>
      <text:p text:style-name="P2"><text:s text:c="4"/>0.0000</text:p>
      <text:p text:style-name="P2"><text:s text:c="4"/>0.0000</text:p>
      <text:p text:style-name="P2"><text:s text:c="4"/>0.0000</text:p>
      <text:p text:style-name="P2"><text:s text:c="4"/>0.0000</text:p>
      <text:p text:style-name="P2"><text:s text:c="3"/>-0.7071</text:p>
      <text:p text:style-name="P3"/>
      <text:p text:style-name="P4">Kod matlab:</text:p>
      <text:p text:style-name="P4"/>
      <text:p text:style-name="P1">&gt;&gt; A = [ 19/12 13/12 5/6 5/6 13/12 -17/12;</text:p>
      <text:p text:style-name="P1"><text:s text:c="9"/>13/12 13/12 5/6 5/6 -11/12 13/12;</text:p>
      <text:p text:style-name="P1"><text:s text:c="11"/>5/6 <text:s text:c="2"/>5/6 5/6 -1/6 <text:s text:c="2"/>5/6 <text:s text:c="2"/>5/6;</text:p>
      <text:p text:style-name="P1"><text:s text:c="11"/>5/6 <text:s text:c="2"/>5/6 -1/6 5/6 <text:s text:c="2"/>5/6 <text:s text:c="2"/>5/6;</text:p>
      <text:p text:style-name="P1"><text:s text:c="9"/>13/12 -11/12 5/6 5/6 13/12 13/12;</text:p>
      <text:p text:style-name="P1"><text:s text:c="8"/>-17/12 13/12 5/6 5/6 13/12 19/12; ];</text:p>
      <text:p text:style-name="P1">&gt;&gt; wekPom = [1;1;1;1;1;1];</text:p>
      <text:p text:style-name="P1">&gt;&gt; zk=wekPom;</text:p>
      <text:p text:style-name="P1">&gt;&gt; yk=wekPom;</text:p>
      <text:p text:style-name="P1">&gt;&gt; precyzja = 0.0001;</text:p>
      <text:p text:style-name="P1">&gt;&gt; zkPop = 0;</text:p>
      <text:p text:style-name="P1">&gt;&gt; while (abs(zk-zkPop)&gt;precyzja)</text:p>
      <text:p text:style-name="P1">zkPop=zk;</text:p>
      <text:p text:style-name="P1">zk=A*yk;</text:p>
      <text:p text:style-name="P1">yk=zk/norm(zk);</text:p>
      <text:p text:style-name="P1">end</text:p>
      <text:p text:style-name="P1">&gt;&gt; w1=norm(zk);</text:p>
      <text:p text:style-name="P1">&gt;&gt; w1</text:p>
      <text:p text:style-name="P1"/>
      <text:p text:style-name="P1">w1 =</text:p>
      <text:p text:style-name="P1"/>
      <text:p text:style-name="P1"><text:s text:c="4"/>4.0000</text:p>
      <text:p text:style-name="P1"/>
      <text:p text:style-name="P1">&gt;&gt; wek1 = wekPom;</text:p>
      <text:p text:style-name="P1">&gt;&gt; wek2 = wekPom;</text:p>
      <text:p text:style-name="P1">&gt;&gt; [V,D]=eig(A);</text:p>
      <text:p text:style-name="P1">&gt;&gt; V</text:p>
      <text:p text:style-name="P1"/>
      <text:p text:style-name="P1">V =</text:p>
      <text:p text:style-name="P1"/>
      <text:p text:style-name="P1"><text:s text:c="4"/>0.5000 <text:s text:c="2"/>-0.2887 <text:s text:c="2"/>-0.0000 <text:s text:c="2"/>-0.0000 <text:s text:c="3"/>0.7071 <text:s text:c="3"/>0.4082</text:p>
      <text:p text:style-name="P1"><text:s text:c="3"/>-0.5000 <text:s text:c="2"/>-0.2887 <text:s text:c="2"/>-0.0000 <text:s text:c="2"/>-0.7071 <text:s text:c="8"/>0 <text:s text:c="3"/>0.4082</text:p>
      <text:p text:style-name="P1"><text:s text:c="3"/>-0.0000 <text:s text:c="3"/>0.5774 <text:s text:c="3"/>0.7071 <text:s text:c="3"/>0.0000 <text:s text:c="3"/>0.0000 <text:s text:c="3"/>0.4082</text:p>
      <text:p text:style-name="P1"><text:s text:c="3"/>-0.0000 <text:s text:c="3"/>0.5774 <text:s text:c="2"/>-0.7071 <text:s text:c="3"/>0.0000 <text:s text:c="3"/>0.0000 <text:s text:c="3"/>0.4082</text:p>
      <text:p text:style-name="P1"><text:s text:c="3"/>-0.5000 <text:s text:c="2"/>-0.2887 <text:s text:c="2"/>-0.0000 <text:s text:c="3"/>0.7071 <text:s text:c="3"/>0.0000 <text:s text:c="3"/>0.4082</text:p>
      <text:p text:style-name="P1"><text:s text:c="4"/>0.5000 <text:s text:c="2"/>-0.2887 <text:s text:c="3"/>0.0000 <text:s text:c="3"/>0.0000 <text:s text:c="2"/>-0.7071 <text:s text:c="3"/>0.4082</text:p>
      <text:p text:style-name="P1"/>
      <text:p text:style-name="P1">&gt;&gt; D</text:p>
      <text:p text:style-name="P1"><text:soft-page-break/></text:p>
      <text:p text:style-name="P1">D =</text:p>
      <text:p text:style-name="P1"/>
      <text:p text:style-name="P1"><text:s text:c="3"/>-2.0000 <text:s text:c="8"/>0 <text:s text:c="8"/>0 <text:s text:c="8"/>0 <text:s text:c="8"/>0 <text:s text:c="8"/>0</text:p>
      <text:p text:style-name="P1"><text:s text:c="9"/>0 <text:s text:c="2"/>-1.0000 <text:s text:c="8"/>0 <text:s text:c="8"/>0 <text:s text:c="8"/>0 <text:s text:c="8"/>0</text:p>
      <text:p text:style-name="P1"><text:s text:c="9"/>0 <text:s text:c="8"/>0 <text:s text:c="3"/>1.0000 <text:s text:c="8"/>0 <text:s text:c="8"/>0 <text:s text:c="8"/>0</text:p>
      <text:p text:style-name="P1"><text:s text:c="9"/>0 <text:s text:c="8"/>0 <text:s text:c="8"/>0 <text:s text:c="3"/>2.0000 <text:s text:c="8"/>0 <text:s text:c="8"/>0</text:p>
      <text:p text:style-name="P1"><text:s text:c="9"/>0 <text:s text:c="8"/>0 <text:s text:c="8"/>0 <text:s text:c="8"/>0 <text:s text:c="3"/>3.0000 <text:s text:c="8"/>0</text:p>
      <text:p text:style-name="P1"><text:s text:c="9"/>0 <text:s text:c="8"/>0 <text:s text:c="8"/>0 <text:s text:c="8"/>0 <text:s text:c="8"/>0 <text:s text:c="3"/>4.0000</text:p>
      <text:p text:style-name="P1"/>
      <text:p text:style-name="P1">&gt;&gt; wektory = diag(D);</text:p>
      <text:p text:style-name="P1">&gt;&gt; wektory</text:p>
      <text:p text:style-name="P1"/>
      <text:p text:style-name="P1">wektory =</text:p>
      <text:p text:style-name="P1"/>
      <text:p text:style-name="P1"><text:s text:c="3"/>-2.0000</text:p>
      <text:p text:style-name="P1"><text:s text:c="3"/>-1.0000</text:p>
      <text:p text:style-name="P1"><text:s text:c="4"/>1.0000</text:p>
      <text:p text:style-name="P1"><text:s text:c="4"/>2.0000</text:p>
      <text:p text:style-name="P1"><text:s text:c="4"/>3.0000</text:p>
      <text:p text:style-name="P1"><text:s text:c="4"/>4.0000</text:p>
      <text:p text:style-name="P1"/>
      <text:p text:style-name="P1">&gt;&gt; for a=1:length(wektory)</text:p>
      <text:p text:style-name="P1">if wektory(a) &gt; (w1-0.001)</text:p>
      <text:p text:style-name="P1">wek1 = V(:,a);</text:p>
      <text:p text:style-name="P1">break;</text:p>
      <text:p text:style-name="P1">end</text:p>
      <text:p text:style-name="P1">end</text:p>
      <text:p text:style-name="P1">&gt;&gt; wek1</text:p>
      <text:p text:style-name="P1"/>
      <text:p text:style-name="P1">wek1 =</text:p>
      <text:p text:style-name="P1"/>
      <text:p text:style-name="P1"><text:s text:c="4"/>0.4082</text:p>
      <text:p text:style-name="P1"><text:s text:c="4"/>0.4082</text:p>
      <text:p text:style-name="P1"><text:s text:c="4"/>0.4082</text:p>
      <text:p text:style-name="P1"><text:s text:c="4"/>0.4082</text:p>
      <text:p text:style-name="P1"><text:s text:c="4"/>0.4082</text:p>
      <text:p text:style-name="P1"><text:s text:c="4"/>0.4082</text:p>
      <text:p text:style-name="P1"/>
      <text:p text:style-name="P1">&gt;&gt; zkPop=1;</text:p>
      <text:p text:style-name="P1">&gt;&gt; while(abs(zk-zkPop)&gt;precyzja)</text:p>
      <text:p text:style-name="P1">end</text:p>
      <text:p text:style-name="P1">&gt;&gt; wek1t=wek1';</text:p>
      <text:p text:style-name="P1">&gt;&gt; while(abs(zk-zkPop)&gt;precyzja)</text:p>
      <text:p text:style-name="P1">zkPop=zk;</text:p>
      <text:p text:style-name="P1">zk=A*yk;</text:p>
      <text:p text:style-name="P1">zk=zk-wek1*(wek1t*zk);</text:p>
      <text:p text:style-name="P1">yk=zk/norm(zk);</text:p>
      <text:p text:style-name="P1">end</text:p>
      <text:p text:style-name="P1">&gt;&gt; w2=norm(zk);</text:p>
      <text:p text:style-name="P1">&gt;&gt; w2</text:p>
      <text:p text:style-name="P1"/>
      <text:p text:style-name="P1">w2 =</text:p>
      <text:p text:style-name="P1"/>
      <text:p text:style-name="P1"><text:s text:c="4"/>3.0000</text:p>
      <text:p text:style-name="P1"/>
      <text:p text:style-name="P1">&gt;&gt; for a=1:length(wektory)</text:p>
      <text:p text:style-name="P1">if wektory(a)&gt; (w2-0.001)</text:p>
      <text:p text:style-name="P1">wek2 = V(:,a);</text:p>
      <text:p text:style-name="P1">break;</text:p>
      <text:p text:style-name="P1">end</text:p>
      <text:p text:style-name="P1">end</text:p>
      <text:p text:style-name="P1">&gt;&gt; wek2</text:p>
      <text:p text:style-name="P1"/>
      <text:p text:style-name="P1">wek2 =</text:p>
      <text:p text:style-name="P1"/>
      <text:p text:style-name="P1"><text:s text:c="4"/>0.7071</text:p>
      <text:p text:style-name="P1"><text:s text:c="4"/>0.0000</text:p>
      <text:p text:style-name="P1"><text:s text:c="4"/>0.0000</text:p>
      <text:p text:style-name="P1"><text:s text:c="4"/>0.0000</text:p>
      <text:p text:style-name="P1"><text:soft-page-break/><text:s text:c="4"/>0.0000</text:p>
      <text:p text:style-name="P1"><text:s text:c="3"/>-0.7071</text:p>
      <text:p text:style-name="P1"/>
      <text:p text:style-name="P1">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0:47:55.80</meta:creation-date>
    <meta:document-statistic meta:table-count="0" meta:image-count="0" meta:object-count="0" meta:page-count="3" meta:paragraph-count="113" meta:word-count="273" meta:character-count="2027"/>
    <dc:date>2014-02-11T00:52:07.82</dc:date>
    <meta:editing-duration>PT4M12S</meta:editing-duration>
    <meta:editing-cycles>1</meta:editing-cycles>
    <meta:generator>OpenOffice.org/3.4.1$Win32 OpenOffice.org_project/341m1$Build-9593</meta:generator>
  </office:meta>
</office:document-meta>
</file>